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Questions regarding lesson 1?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Review exercise 1: One volunteer to show the solution. Remaining students to criticize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uild Server: Why?</text:p>
              </text:list-item>
              <text:list-item>
                <text:p>Installation and configuration of TFS: Issues, questions, open poi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2: Continuous Integration</text:p>
          </draw:text-box>
        </draw:frame>
        <draw:frame presentation:style-name="pr2" draw:layer="layout" svg:width="25.199cm" svg:height="12.18cm" svg:x="1.5cm" svg:y="4.82cm" presentation:class="outline" presentation:user-transformed="true">
          <draw:text-box>
            <text:list text:style-name="L2">
              <text:list-item>
                <text:p>Create a build definition for the calculator containing the standard steps and ensure that the build is gre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sson 2: Continuous Integ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Review exercise 2: One volunteer to show the solution.</text:p>
              </text:list-item>
              <text:list-item>
                <text:p>Implement exercise 2 (TripLog)</text:p>
              </text:list-item>
              <text:list-item>
                <text:p>Create a build definition as before for the Android part. Ensure that the build is gre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 3: Preparation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oth exercises completed with code on GitHub and with green build</text:p>
              </text:list-item>
              <text:list-item>
                <text:p>Send guides/links on how to set up CD</text:p>
              </text:list-item>
              <text:list-item>
                <text:p>Introduction to unit testing: Bring examples of code that:</text:p>
                <text:list>
                  <text:list-item>
                    <text:p>Is untested ("difficult to test") </text:p>
                  </text:list-item>
                  <text:list-item>
                    <text:p>Is poorly tested</text:p>
                  </text:list-item>
                  <text:list-item>
                    <text:p>Is well tes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" svg:font-family="Tahoma"/>
    <style:font-face style:name="Andale Sans UI1" svg:font-family="'Andale Sans UI', 'Arial Unicode M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1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zxx" fo:country="none" style:letter-kerning="true" style:font-name-asian="Andale Sans UI1" style:font-family-asian="'Andale Sans UI', 'Arial Unicode MS'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fo:language="zxx" fo:country="none" style:font-name-asian="Tahoma" style:font-family-asian="Tahoma" style:language-asian="zxx" style:country-asian="none"/>
    </style:style>
    <style:style style:name="Caption" style:family="graphic">
      <style:paragraph-properties fo:margin-top="0.374cm" fo:margin-bottom="0.374cm" style:text-autospace="none"/>
      <style:text-properties fo:language="zxx" fo:country="none" fo:font-style="italic" style:font-name-asian="Tahoma" style:font-family-asian="Tahoma" style:font-size-asian="12pt" style:language-asian="zxx" style:country-asian="none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fo:language="zxx" fo:country="none" style:font-name-asian="Tahoma" style:font-family-asian="Tahoma" style:language-asian="zxx" style:country-asian="none"/>
    </style:style>
    <style:style style:name="Text_20_Body" style:display-name="Text Body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1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12M30S</meta:editing-duration>
    <meta:editing-cycles>15</meta:editing-cycles>
    <meta:generator>LibreOffice/5.4.3.2$Windows_X86_64 LibreOffice_project/92a7159f7e4af62137622921e809f8546db437e5</meta:generator>
    <dc:date>2019-11-08T11:47:59.066000000</dc:date>
    <meta:document-statistic meta:object-count="45"/>
  </office:meta>
</office:document-meta>
</file>